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2"/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utilisateur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78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eRossi05400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17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StephHamel05@orange.fr" xlink:type="simple">StephHamel05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19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1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89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3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anledjeuns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5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5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777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2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nardHate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paulineMonier21@gmail.com" xlink:type="simple">paulineMonier21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AvrilTeix005@aol.com" xlink:type="simple">AvrilTeix005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MathOlivier@orange.fr" xlink:type="simple">MathOlivier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RayLeBest@gmail.com" xlink:type="simple">RayLeBest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PhilFerdinandpro@gmail.com" xlink:type="simple">PhilFerdinandpro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a xlink:href="mailto:lenoirdelapiarre@gmail.com" xlink:type="simple">lenoirdelapiarr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isMonique053@orange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1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" table:style-name="ta1">
        <table:table-column table:style-name="co2" table:number-columns-repeated="1024" table:default-cell-style-name="ce2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Saville</text:p>
          </table:table-cell>
          <table:table-cell office:value-type="string" calcext:value-type="string">
            <text:p>Hachée</text:p>
          </table:table-cell>
          <table:table-cell office:value-type="string" calcext:value-type="string">
            <text:p>0601613641</text:p>
          </table:table-cell>
          <table:table-cell office:value-type="string" calcext:value-type="string">
            <text:p>6 boulverad de la libération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1212120" calcext:value-type="float">
            <text:p>1212120</text:p>
          </table:table-cell>
          <table:table-cell table:style-name="ce1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0641236541</text:p>
          </table:table-cell>
          <table:table-cell office:value-type="string" calcext:value-type="string">
            <text:p>12 Cour aux Chais</text:p>
          </table:table-cell>
          <table:table-cell table:style-name="Default"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1632320" calcext:value-type="float">
            <text:p>1632320</text:p>
          </table:table-cell>
          <table:table-cell office:value-type="string" calcext:value-type="string">
            <text:p>AnneRossi05400@yahoo.fr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0645217896</text:p>
          </table:table-cell>
          <table:table-cell office:value-type="string" calcext:value-type="string">
            <text:p>21 Rue des Pluchets</text:p>
          </table:table-cell>
          <table:table-cell table:style-name="Default" office:value-type="string" calcext:value-type="string">
            <text:p>Laragne-Montéglin</text:p>
          </table:table-cell>
          <table:table-cell office:value-type="string" calcext:value-type="string">
            <text:p>05300</text:p>
          </table:table-cell>
          <table:table-cell office:value-type="string" calcext:value-type="string">
            <text:p>1789652</text:p>
          </table:table-cell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0641932214</text:p>
          </table:table-cell>
          <table:table-cell office:value-type="string" calcext:value-type="string">
            <text:p>10 Rue du Bac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23415454</text:p>
          </table:table-cell>
          <table:table-cell office:value-type="string" calcext:value-type="string">
            <text:p><text:a xlink:href="mailto:StephHamel05@orange.fr" xlink:type="simple">StephHamel05@orange.fr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Lebon</text:p>
          </table:table-cell>
          <table:table-cell office:value-type="string" calcext:value-type="string">
            <text:p>0674589632</text:p>
          </table:table-cell>
          <table:table-cell office:value-type="string" calcext:value-type="string">
            <text:p><text:s/>25 Rue Gabriel Péri</text:p>
          </table:table-cell>
          <table:table-cell table:style-name="Default"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office:value-type="string" calcext:value-type="string">
            <text:p>17542893</text:p>
          </table:table-cell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eur" table:style-name="ta1">
        <table:table-column table:style-name="co2" table:number-columns-repeated="9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1012" table:default-cell-style-name="ce2"/>
        <table:table-row table:style-name="ro1">
          <table:table-cell office:value-type="float" office:value="452987" calcext:value-type="float">
            <text:p>452987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usson</text:p>
          </table:table-cell>
          <table:table-cell office:value-type="string" calcext:value-type="string">
            <text:p>0602040685</text:p>
          </table:table-cell>
          <table:table-cell office:value-type="string" calcext:value-type="string">
            <text:p>39 Rue des Buissonnets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05100</text:p>
          </table:table-cell>
          <table:table-cell office:value-type="string" calcext:value-type="string">
            <text:p>41256321</text:p>
          </table:table-cell>
          <table:table-cell office:value-type="string" calcext:value-type="string">
            <text:p>1111111112</text:p>
          </table:table-cell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634892" calcext:value-type="float">
            <text:p>634892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0654455416</text:p>
          </table:table-cell>
          <table:table-cell office:value-type="string" calcext:value-type="string">
            <text:p>45 Rue du plan de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12542223</text:p>
          </table:table-cell>
          <table:table-cell office:value-type="string" calcext:value-type="string">
            <text:p>1111111113</text:p>
          </table:table-cell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748626" calcext:value-type="float">
            <text:p>1748626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648945155</text:p>
          </table:table-cell>
          <table:table-cell office:value-type="string" calcext:value-type="string">
            <text:p>1 chemin du cimetiere</text:p>
          </table:table-cell>
          <table:table-cell office:value-type="string" calcext:value-type="string">
            <text:p>Jarjayes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21653124</text:p>
          </table:table-cell>
          <table:table-cell office:value-type="string" calcext:value-type="string">
            <text:p>1111111114</text:p>
          </table:table-cell>
          <table:table-cell office:value-type="string" calcext:value-type="string">
            <text:p>Jeanledjeuns@yahoo.fr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65890" calcext:value-type="float">
            <text:p>26589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affont</text:p>
          </table:table-cell>
          <table:table-cell office:value-type="string" calcext:value-type="string">
            <text:p>0604890301</text:p>
          </table:table-cell>
          <table:table-cell office:value-type="string" calcext:value-type="string">
            <text:p>4 rue jean eyma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89654123</text:p>
          </table:table-cell>
          <table:table-cell office:value-type="string" calcext:value-type="string">
            <text:p>1111111115</text:p>
          </table:table-cell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205684" calcext:value-type="float">
            <text:p>1205684</text:p>
          </table:table-cell>
          <table:table-cell office:value-type="string" calcext:value-type="string">
            <text:p>Alfonce</text:p>
          </table:table-cell>
          <table:table-cell office:value-type="string" calcext:value-type="string">
            <text:p>Nunies</text:p>
          </table:table-cell>
          <table:table-cell office:value-type="string" calcext:value-type="string">
            <text:p>0711121514</text:p>
          </table:table-cell>
          <table:table-cell office:value-type="string" calcext:value-type="string">
            <text:p>5 allée des sapins</text:p>
          </table:table-cell>
          <table:table-cell office:value-type="string" calcext:value-type="string">
            <text:p>Aspres-sur-buëch</text:p>
          </table:table-cell>
          <table:table-cell office:value-type="string" calcext:value-type="string">
            <text:p>05010</text:p>
          </table:table-cell>
          <table:table-cell office:value-type="string" calcext:value-type="string">
            <text:p>98877784</text:p>
          </table:table-cell>
          <table:table-cell office:value-type="string" calcext:value-type="string">
            <text:p>1111111116</text:p>
          </table:table-cell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9162884" calcext:value-type="float">
            <text:p>9162884</text:p>
          </table:table-cell>
          <table:table-cell office:value-type="string" calcext:value-type="string">
            <text:p>Benedicte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0613969587</text:p>
          </table:table-cell>
          <table:table-cell office:value-type="string" calcext:value-type="string">
            <text:p>23bis boulvard Georges pompidou</text:p>
          </table:table-cell>
          <table:table-cell office:value-type="string" calcext:value-type="string">
            <text:p>Orcière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41255412</text:p>
          </table:table-cell>
          <table:table-cell office:value-type="string" calcext:value-type="string">
            <text:p>1111111117</text:p>
          </table:table-cell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365126" calcext:value-type="float">
            <text:p>236512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ater</text:p>
          </table:table-cell>
          <table:table-cell office:value-type="string" calcext:value-type="string">
            <text:p>0641478956</text:p>
          </table:table-cell>
          <table:table-cell office:value-type="string" calcext:value-type="string">
            <text:p>9 rue villar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33201210</text:p>
          </table:table-cell>
          <table:table-cell office:value-type="string" calcext:value-type="string">
            <text:p>1111111118</text:p>
          </table:table-cell>
          <table:table-cell office:value-type="string" calcext:value-type="string">
            <text:p>BernardHate@yahoo.fr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944574" calcext:value-type="float">
            <text:p>194457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0645127856</text:p>
          </table:table-cell>
          <table:table-cell office:value-type="string" calcext:value-type="string">
            <text:p>4 rue des tannerie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44141232</text:p>
          </table:table-cell>
          <table:table-cell office:value-type="string" calcext:value-type="string">
            <text:p>1111111119</text:p>
          </table:table-cell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" table:style-name="ta1">
        <table:table-column table:style-name="co2" table:number-columns-repeated="10" table:default-cell-style-name="ce2"/>
        <table:table-column table:style-name="co5" table:default-cell-style-name="ce2"/>
        <table:table-column table:style-name="co2" table:number-columns-repeated="1013" table:default-cell-style-name="ce2"/>
        <table:table-row table:style-name="ro1">
          <table:table-cell office:value-type="string" calcext:value-type="string">
            <text:p>1452351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Monier</text:p>
          </table:table-cell>
          <table:table-cell office:value-type="string" calcext:value-type="string">
            <text:p>0647451285</text:p>
          </table:table-cell>
          <table:table-cell office:value-type="string" calcext:value-type="string">
            <text:p>18 Chemin des Landes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1</text:p>
          </table:table-cell>
          <table:table-cell office:value-type="string" calcext:value-type="string">
            <text:p>1111111120</text:p>
          </table:table-cell>
          <table:table-cell office:value-type="string" calcext:value-type="string">
            <text:p><text:a xlink:href="mailto:paulineMonier21@gmail.com" xlink:type="simple">paulineMonier21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62621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Teixeira</text:p>
          </table:table-cell>
          <table:table-cell office:value-type="string" calcext:value-type="string">
            <text:p>0641236521</text:p>
          </table:table-cell>
          <table:table-cell office:value-type="string" calcext:value-type="string">
            <text:p>7 Rue Jacques Cartie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7852142</text:p>
          </table:table-cell>
          <table:table-cell office:value-type="string" calcext:value-type="string">
            <text:p>1111111121</text:p>
          </table:table-cell>
          <table:table-cell office:value-type="string" calcext:value-type="string">
            <text:p><text:a xlink:href="mailto:AvrilTeix005@aol.com" xlink:type="simple">AvrilTeix005@ao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56422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0665663278</text:p>
          </table:table-cell>
          <table:table-cell office:value-type="string" calcext:value-type="string">
            <text:p>45 Rue Jean François Millet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7852143</text:p>
          </table:table-cell>
          <table:table-cell office:value-type="string" calcext:value-type="string">
            <text:p>1111111122</text:p>
          </table:table-cell>
          <table:table-cell office:value-type="string" calcext:value-type="string">
            <text:p><text:a xlink:href="mailto:MathOlivier@orange.fr" xlink:type="simple">MathOlivier@orange.fr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666621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0674588896</text:p>
          </table:table-cell>
          <table:table-cell office:value-type="string" calcext:value-type="string">
            <text:p>8 Rue du Pontereau</text:p>
          </table:table-cell>
          <table:table-cell office:value-type="string" calcext:value-type="string">
            <text:p>La Freissinouse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7852144</text:p>
          </table:table-cell>
          <table:table-cell office:value-type="string" calcext:value-type="string">
            <text:p>1111111123</text:p>
          </table:table-cell>
          <table:table-cell office:value-type="string" calcext:value-type="string">
            <text:p><text:a xlink:href="mailto:RayLeBest@gmail.com" xlink:type="simple">RayLeBest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8454541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0645449963</text:p>
          </table:table-cell>
          <table:table-cell office:value-type="string" calcext:value-type="string">
            <text:p>15 Avenue des Alpaga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7852145</text:p>
          </table:table-cell>
          <table:table-cell office:value-type="string" calcext:value-type="string">
            <text:p>1111111124</text:p>
          </table:table-cell>
          <table:table-cell office:value-type="string" calcext:value-type="string">
            <text:p><text:a xlink:href="mailto:PhilFerdinandpro@gmail.com" xlink:type="simple">PhilFerdinandpro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222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0606120656</text:p>
          </table:table-cell>
          <table:table-cell office:value-type="string" calcext:value-type="string">
            <text:p>12 Chemin des Douves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6</text:p>
          </table:table-cell>
          <table:table-cell office:value-type="string" calcext:value-type="string">
            <text:p>1111111125</text:p>
          </table:table-cell>
          <table:table-cell table:style-name="ce3" office:value-type="string" calcext:value-type="string">
            <text:p><text:a xlink:href="mailto:lenoirdelapiarre@gmail.com" xlink:type="simple">lenoirdelapiarre@gmail.com</text:a>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3221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0607112493</text:p>
          </table:table-cell>
          <table:table-cell office:value-type="string" calcext:value-type="string">
            <text:p>45 Rue du Plessis Maillard</text:p>
          </table:table-cell>
          <table:table-cell office:value-type="string" calcext:value-type="string">
            <text:p>Laragne-Monteglin</text:p>
          </table:table-cell>
          <table:table-cell office:value-type="string" calcext:value-type="string">
            <text:p>053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7</text:p>
          </table:table-cell>
          <table:table-cell office:value-type="string" calcext:value-type="string">
            <text:p>1111111126</text:p>
          </table:table-cell>
          <table:table-cell office:value-type="string" calcext:value-type="string">
            <text:p>DenisMonique053@orange.fr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_type" table:style-name="ta1">
        <table:table-column table:style-name="co2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bac-Pres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ulang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eur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permarché</text:p>
          </table:table-cell>
        </table:table-row>
      </table:table>
      <table:table table:name="localisation" table:style-name="ta1"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float" office:value="1212120" calcext:value-type="float">
            <text:p>12121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Default" office:value-type="float" office:value="1632320" calcext:value-type="float">
            <text:p>16323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8965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341545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54289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632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25422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65312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896541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988777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541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3320121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414123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7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entreprise" table:style-name="ta1"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11111111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7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8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9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0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1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oisir" table:style-name="ta1"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1452351</text:p>
          </table:table-cell>
          <table:table-cell table:style-name="ce2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2562621</text:p>
          </table:table-cell>
          <table:table-cell table:style-name="ce2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56422</text:p>
          </table:table-cell>
          <table:table-cell table:style-name="ce2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666621</text:p>
          </table:table-cell>
          <table:table-cell table:style-name="ce2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78454541</text:p>
          </table:table-cell>
          <table:table-cell table:style-name="ce2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2562621</text:p>
          </table:table-cell>
          <table:table-cell table:style-name="ce2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5456422</text:p>
          </table:table-cell>
          <table:table-cell table:style-name="ce2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45235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2562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564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32212</text:p>
          </table:table-cell>
          <table:table-cell/>
        </table:table-row>
      </table:table>
      <table:table table:name="proposer" table:style-name="ta1">
        <table:table-column table:style-name="co2" table:number-columns-repeated="3" table:default-cell-style-name="ce2"/>
        <table:table-row table:style-name="ro1">
          <table:table-cell office:value-type="string" calcext:value-type="string">
            <text:p>1452351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256262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452987" calcext:value-type="float">
            <text:p>452987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2365126" calcext:value-type="float">
            <text:p>2365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1944574" calcext:value-type="float">
            <text:p>19445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2222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634892" calcext:value-type="float">
            <text:p>6348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1748626" calcext:value-type="float">
            <text:p>1748626</text:p>
          </table:table-cell>
          <table:table-cell table:style-name="Default"/>
        </table:table-row>
      </table:table>
      <table:table table:name="categorie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u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ag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ssons</text:p>
          </table:table-cell>
        </table:table-row>
      </table:table>
      <table:table table:name="produit" table:style-name="ta1"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Fraise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ricot</text:p>
          </table:table-cell>
          <table:table-cell office:value-type="string" calcext:value-type="string">
            <text:p>Abrico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Pech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Cerise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seille</text:p>
          </table:table-cell>
          <table:table-cell office:value-type="string" calcext:value-type="string">
            <text:p>Groseille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une</text:p>
          </table:table-cell>
          <table:table-cell office:value-type="string" calcext:value-type="string">
            <text:p>Prun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Poir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Pomm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Salade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ux</text:p>
          </table:table-cell>
          <table:table-cell office:value-type="string" calcext:value-type="string">
            <text:p>Choux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m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ive</text:p>
          </table:table-cell>
          <table:table-cell office:value-type="string" calcext:value-type="string">
            <text:p>Andive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mme de terre</text:p>
          </table:table-cell>
          <table:table-cell office:value-type="string" calcext:value-type="string">
            <text:p>Pomme de terre.p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t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e.p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Courgette.p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Aubergine.p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neau</text:p>
          </table:table-cell>
          <table:table-cell office:value-type="string" calcext:value-type="string">
            <text:p>Agn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Jambon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c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eu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embert</text:p>
          </table:table-cell>
          <table:table-cell office:value-type="string" calcext:value-type="string">
            <text:p>Camembert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té</text:p>
          </table:table-cell>
          <table:table-cell office:value-type="string" calcext:value-type="string">
            <text:p>Comté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tin</text:p>
          </table:table-cell>
          <table:table-cell office:value-type="string" calcext:value-type="string">
            <text:p>Crotin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clette</text:p>
          </table:table-cell>
          <table:table-cell office:value-type="string" calcext:value-type="string">
            <text:p>Raclett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Tom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t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s de pomme</text:p>
          </table:table-cell>
          <table:table-cell office:value-type="string" calcext:value-type="string">
            <text:p>Jus de pomm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s de poire</text:p>
          </table:table-cell>
          <table:table-cell office:value-type="string" calcext:value-type="string">
            <text:p>Jus de poir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 d’orange</text:p>
          </table:table-cell>
          <table:table-cell office:value-type="string" calcext:value-type="string">
            <text:p>Jus d’orang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table table:name="variete" table:style-name="ta1"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h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li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rmornorbyrc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gymlest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igcelt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ll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rsalthaburc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byrlesn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thil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ylcylmari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glemg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berge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bers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an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shule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ln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rgy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rnlemhii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huthagumcylge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le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slush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ornber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omculthiarnh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b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nhu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glishenorar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lli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isthacalhallth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calrloslam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yllemsolmersy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imlugby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ollaglomcu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rhagym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limgy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by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rthimerlog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mburlu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rmorless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rb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miryrnby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nmor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alamrmi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rhoburli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mlughiga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rmurci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ncol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ossilsulmirce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uthiu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ighournbirc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yslemnarth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burnirge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sse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gli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t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rge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ggemh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mh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rsyl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Loghabarernc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r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slosl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the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t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rberhulo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uscylliglamg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Yrnlis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rla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ellmurirnthic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rborlign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gborla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sgomlassalor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irbursyllugla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sil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ysloghulosm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n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lcilbarli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mhell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arsallusligm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ghabarmer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ulmargoml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lc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lth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mbornors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imculby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ymn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rnh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yslu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rleglum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uslimlugthel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rsollum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nte" table:style-name="ta1">
        <table:table-column table:style-name="co2" table:default-cell-style-name="Default"/>
        <table:table-column table:style-name="co2" table:default-cell-style-name="ce6"/>
        <table:table-column table:style-name="co2" table:number-columns-repeated="3" table:default-cell-style-name="Default"/>
        <table:table-column table:style-name="co7" table:default-cell-style-name="ce9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6"/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452987" calcext:value-type="float">
            <text:p>452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3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1-18T00:26:24" calcext:value-type="date">
            <text:p>2019-11-18 00:26:24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634892" calcext:value-type="float">
            <text:p>634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8-07T03:27:32" calcext:value-type="date">
            <text:p>2019-08-07 03:27:32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66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9-12T01:46:56" calcext:value-type="date">
            <text:p>2019-09-12 01:46:56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265890" calcext:value-type="float">
            <text:p>265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26</text:p>
          </table:table-cell>
          <table:table-cell table:formula="of:=RANDBETWEEN(5;120)" office:value-type="float" office:value="55" calcext:value-type="float">
            <text:p>55</text:p>
          </table:table-cell>
          <table:table-cell office:value-type="date" office:date-value="2019-07-11T19:07:48" calcext:value-type="date">
            <text:p>2019-07-11 19:07:48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33</text:p>
          </table:table-cell>
          <table:table-cell table:formula="of:=RANDBETWEEN(5;120)" office:value-type="float" office:value="48" calcext:value-type="float">
            <text:p>48</text:p>
          </table:table-cell>
          <table:table-cell office:value-type="date" office:date-value="2019-10-07T13:46:44" calcext:value-type="date">
            <text:p>2019-10-07 13:46:44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88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22T06:16:13" calcext:value-type="date">
            <text:p>2019-08-22 06:16:13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87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7-25T19:41:34" calcext:value-type="date">
            <text:p>2019-07-25 19:41:34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5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1-15T17:59:53" calcext:value-type="date">
            <text:p>2019-11-15 17:59:53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452987" calcext:value-type="float">
            <text:p>4529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6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11-12T22:24:26" calcext:value-type="date">
            <text:p>2019-11-12 22:24:2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634892" calcext:value-type="float">
            <text:p>634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8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8-25T14:47:41" calcext:value-type="date">
            <text:p>2019-08-25 14:47:4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53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9-06T02:37:06" calcext:value-type="date">
            <text:p>2019-09-06 02:37:0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265890" calcext:value-type="float">
            <text:p>265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69" calcext:value-type="float">
            <text:p>69</text:p>
          </table:table-cell>
          <table:table-cell office:value-type="date" office:date-value="2019-08-16T15:04:14" calcext:value-type="date">
            <text:p>2019-08-16 15:04:14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16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1-11T22:03:47" calcext:value-type="date">
            <text:p>2019-11-11 22:03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13</text:p>
          </table:table-cell>
          <table:table-cell table:formula="of:=RANDBETWEEN(5;120)" office:value-type="float" office:value="7" calcext:value-type="float">
            <text:p>7</text:p>
          </table:table-cell>
          <table:table-cell office:value-type="date" office:date-value="2019-08-14T23:48:53" calcext:value-type="date">
            <text:p>2019-08-14 23:48:53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88</text:p>
          </table:table-cell>
          <table:table-cell table:formula="of:=RANDBETWEEN(5;120)" office:value-type="float" office:value="60" calcext:value-type="float">
            <text:p>60</text:p>
          </table:table-cell>
          <table:table-cell office:value-type="date" office:date-value="2019-11-12T15:29:47" calcext:value-type="date">
            <text:p>2019-11-12 15:29:47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09-09T02:43:48" calcext:value-type="date">
            <text:p>2019-09-09 02:43:48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452987" calcext:value-type="float">
            <text:p>452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61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10-28T20:22:00" calcext:value-type="date">
            <text:p>2019-10-28 20:22:00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634892" calcext:value-type="float">
            <text:p>6348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02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10-15T13:25:45" calcext:value-type="date">
            <text:p>2019-10-15 13:25:45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62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10-13T18:59:55" calcext:value-type="date">
            <text:p>2019-10-13 18:59:55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65890" calcext:value-type="float">
            <text:p>2658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9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0-30T05:59:29" calcext:value-type="date">
            <text:p>2019-10-30 05:59:29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6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10-03T08:23:49" calcext:value-type="date">
            <text:p>2019-10-03 08:23:49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5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09-27T19:01:07" calcext:value-type="date">
            <text:p>2019-09-27 19:01:07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.57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11-02T04:21:44" calcext:value-type="date">
            <text:p>2019-11-02 04:21:4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3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08-08T22:41:15" calcext:value-type="date">
            <text:p>2019-08-08 22:41:1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42</text:p>
          </table:table-cell>
          <table:table-cell table:formula="of:=RANDBETWEEN(5;120)" office:value-type="float" office:value="16" calcext:value-type="float">
            <text:p>16</text:p>
          </table:table-cell>
          <table:table-cell office:value-type="date" office:date-value="2019-07-22T18:01:19" calcext:value-type="date">
            <text:p>2019-07-22 18:01:19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2</text:p>
          </table:table-cell>
          <table:table-cell table:formula="of:=RANDBETWEEN(5;120)" office:value-type="float" office:value="22" calcext:value-type="float">
            <text:p>22</text:p>
          </table:table-cell>
          <table:table-cell office:value-type="date" office:date-value="2019-07-18T18:24:03" calcext:value-type="date">
            <text:p>2019-07-18 18:24:03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.72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08-18T00:16:23" calcext:value-type="date">
            <text:p>2019-08-18 00:16:23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452987" calcext:value-type="float">
            <text:p>452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1</text:p>
          </table:table-cell>
          <table:table-cell table:formula="of:=RANDBETWEEN(5;120)" office:value-type="float" office:value="77" calcext:value-type="float">
            <text:p>77</text:p>
          </table:table-cell>
          <table:table-cell office:value-type="date" office:date-value="2019-07-06T17:24:55" calcext:value-type="date">
            <text:p>2019-07-06 17:24:55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634892" calcext:value-type="float">
            <text:p>6348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89" calcext:value-type="float">
            <text:p>89</text:p>
          </table:table-cell>
          <table:table-cell office:value-type="date" office:date-value="2019-11-09T14:51:07" calcext:value-type="date">
            <text:p>2019-11-09 14:51:07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64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9-08T11:01:11" calcext:value-type="date">
            <text:p>2019-09-08 11:01:11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265890" calcext:value-type="float">
            <text:p>2658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.47</text:p>
          </table:table-cell>
          <table:table-cell table:formula="of:=RANDBETWEEN(5;120)" office:value-type="float" office:value="48" calcext:value-type="float">
            <text:p>48</text:p>
          </table:table-cell>
          <table:table-cell office:value-type="date" office:date-value="2019-11-21T17:46:48" calcext:value-type="date">
            <text:p>2019-11-21 17:46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57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7-25T16:29:15" calcext:value-type="date">
            <text:p>2019-07-25 16:29:1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63</text:p>
          </table:table-cell>
          <table:table-cell table:formula="of:=RANDBETWEEN(5;120)" office:value-type="float" office:value="107" calcext:value-type="float">
            <text:p>107</text:p>
          </table:table-cell>
          <table:table-cell office:value-type="date" office:date-value="2019-07-21T19:59:47" calcext:value-type="date">
            <text:p>2019-07-21 19:59:47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65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7-22T23:49:46" calcext:value-type="date">
            <text:p>2019-07-22 23:49:46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08-02T04:54:38" calcext:value-type="date">
            <text:p>2019-08-02 04:54:38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452987" calcext:value-type="float">
            <text:p>4529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8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7-04T11:55:53" calcext:value-type="date">
            <text:p>2019-07-04 11:55:5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float" office:value="634892" calcext:value-type="float">
            <text:p>6348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78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11-14T13:00:42" calcext:value-type="date">
            <text:p>2019-11-14 13:00:42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75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8-08T13:07:27" calcext:value-type="date">
            <text:p>2019-08-08 13:07:27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265890" calcext:value-type="float">
            <text:p>2658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.61</text:p>
          </table:table-cell>
          <table:table-cell table:formula="of:=RANDBETWEEN(5;120)" office:value-type="float" office:value="115" calcext:value-type="float">
            <text:p>115</text:p>
          </table:table-cell>
          <table:table-cell office:value-type="date" office:date-value="2019-08-26T15:24:30" calcext:value-type="date">
            <text:p>2019-08-26 15:24:30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9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07-02T23:28:17" calcext:value-type="date">
            <text:p>2019-07-02 23:28:17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38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08-04T01:17:57" calcext:value-type="date">
            <text:p>2019-08-04 01:17:57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85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08-29T22:32:37" calcext:value-type="date">
            <text:p>2019-08-29 22:32:37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452987" calcext:value-type="float">
            <text:p>4529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75" calcext:value-type="float">
            <text:p>75</text:p>
          </table:table-cell>
          <table:table-cell office:value-type="date" office:date-value="2019-07-19T17:04:43" calcext:value-type="date">
            <text:p>2019-07-19 17:04:43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51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14T18:38:24" calcext:value-type="date">
            <text:p>2019-08-14 18:38:24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77</text:p>
          </table:table-cell>
          <table:table-cell table:formula="of:=RANDBETWEEN(5;120)" office:value-type="float" office:value="69" calcext:value-type="float">
            <text:p>69</text:p>
          </table:table-cell>
          <table:table-cell office:value-type="date" office:date-value="2019-07-11T23:39:21" calcext:value-type="date">
            <text:p>2019-07-11 23:39:2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65890" calcext:value-type="float">
            <text:p>2658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68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8-02T17:29:59" calcext:value-type="date">
            <text:p>2019-08-02 17:29:59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.29</text:p>
          </table:table-cell>
          <table:table-cell table:formula="of:=RANDBETWEEN(5;120)" office:value-type="float" office:value="64" calcext:value-type="float">
            <text:p>64</text:p>
          </table:table-cell>
          <table:table-cell office:value-type="date" office:date-value="2019-08-14T19:32:15" calcext:value-type="date">
            <text:p>2019-08-14 19:32:15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92</text:p>
          </table:table-cell>
          <table:table-cell table:formula="of:=RANDBETWEEN(5;120)" office:value-type="float" office:value="48" calcext:value-type="float">
            <text:p>48</text:p>
          </table:table-cell>
          <table:table-cell office:value-type="date" office:date-value="2019-11-17T10:33:47" calcext:value-type="date">
            <text:p>2019-11-17 10:33:47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.78</text:p>
          </table:table-cell>
          <table:table-cell table:formula="of:=RANDBETWEEN(5;120)" office:value-type="float" office:value="60" calcext:value-type="float">
            <text:p>60</text:p>
          </table:table-cell>
          <table:table-cell office:value-type="date" office:date-value="2019-07-05T10:16:37" calcext:value-type="date">
            <text:p>2019-07-05 10:16:37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69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08-20T21:07:21" calcext:value-type="date">
            <text:p>2019-08-20 21:07:21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452987" calcext:value-type="float">
            <text:p>4529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.31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9-07T11:58:24" calcext:value-type="date">
            <text:p>2019-09-07 11:58:24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634892" calcext:value-type="float">
            <text:p>6348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.25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07-21T14:26:58" calcext:value-type="date">
            <text:p>2019-07-21 14:26:58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5</text:p>
          </table:table-cell>
          <table:table-cell table:formula="of:=RANDBETWEEN(5;120)" office:value-type="float" office:value="80" calcext:value-type="float">
            <text:p>80</text:p>
          </table:table-cell>
          <table:table-cell office:value-type="date" office:date-value="2019-10-24T19:40:44" calcext:value-type="date">
            <text:p>2019-10-24 19:40:44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452987" calcext:value-type="float">
            <text:p>4529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4</text:p>
          </table:table-cell>
          <table:table-cell table:formula="of:=RANDBETWEEN(5;120)" office:value-type="float" office:value="119" calcext:value-type="float">
            <text:p>119</text:p>
          </table:table-cell>
          <table:table-cell office:value-type="date" office:date-value="2019-11-06T16:09:40" calcext:value-type="date">
            <text:p>2019-11-06 16:09:40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634892" calcext:value-type="float">
            <text:p>6348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22</text:p>
          </table:table-cell>
          <table:table-cell table:formula="of:=RANDBETWEEN(5;120)" office:value-type="float" office:value="25" calcext:value-type="float">
            <text:p>25</text:p>
          </table:table-cell>
          <table:table-cell office:value-type="date" office:date-value="2019-07-31T11:32:55" calcext:value-type="date">
            <text:p>2019-07-31 11:32:55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55</text:p>
          </table:table-cell>
          <table:table-cell table:formula="of:=RANDBETWEEN(5;120)" office:value-type="float" office:value="113" calcext:value-type="float">
            <text:p>113</text:p>
          </table:table-cell>
          <table:table-cell office:value-type="date" office:date-value="2019-10-18T06:53:35" calcext:value-type="date">
            <text:p>2019-10-18 06:53:35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265890" calcext:value-type="float">
            <text:p>2658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.29</text:p>
          </table:table-cell>
          <table:table-cell table:formula="of:=RANDBETWEEN(5;120)" office:value-type="float" office:value="33" calcext:value-type="float">
            <text:p>33</text:p>
          </table:table-cell>
          <table:table-cell office:value-type="date" office:date-value="2019-08-20T02:30:59" calcext:value-type="date">
            <text:p>2019-08-20 02:30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39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10-14T19:25:52" calcext:value-type="date">
            <text:p>2019-10-14 19:25:5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67</text:p>
          </table:table-cell>
          <table:table-cell table:formula="of:=RANDBETWEEN(5;120)" office:value-type="float" office:value="98" calcext:value-type="float">
            <text:p>98</text:p>
          </table:table-cell>
          <table:table-cell office:value-type="date" office:date-value="2019-07-26T22:44:00" calcext:value-type="date">
            <text:p>2019-07-26 22:44:0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35</text:p>
          </table:table-cell>
          <table:table-cell table:formula="of:=RANDBETWEEN(5;120)" office:value-type="float" office:value="65" calcext:value-type="float">
            <text:p>65</text:p>
          </table:table-cell>
          <table:table-cell office:value-type="date" office:date-value="2019-09-12T20:11:43" calcext:value-type="date">
            <text:p>2019-09-12 20:11:43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.27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9-19T13:22:53" calcext:value-type="date">
            <text:p>2019-09-19 13:22:5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452987" calcext:value-type="float">
            <text:p>4529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82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8-23T19:07:09" calcext:value-type="date">
            <text:p>2019-08-23 19:07:09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float" office:value="634892" calcext:value-type="float">
            <text:p>6348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68</text:p>
          </table:table-cell>
          <table:table-cell table:formula="of:=RANDBETWEEN(5;120)" office:value-type="float" office:value="6" calcext:value-type="float">
            <text:p>6</text:p>
          </table:table-cell>
          <table:table-cell office:value-type="date" office:date-value="2019-08-05T11:57:07" calcext:value-type="date">
            <text:p>2019-08-05 11:57:0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11</text:p>
          </table:table-cell>
          <table:table-cell table:formula="of:=RANDBETWEEN(5;120)" office:value-type="float" office:value="111" calcext:value-type="float">
            <text:p>111</text:p>
          </table:table-cell>
          <table:table-cell office:value-type="date" office:date-value="2019-07-04T23:22:35" calcext:value-type="date">
            <text:p>2019-07-04 23:22:35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265890" calcext:value-type="float">
            <text:p>265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21</text:p>
          </table:table-cell>
          <table:table-cell table:formula="of:=RANDBETWEEN(5;120)" office:value-type="float" office:value="85" calcext:value-type="float">
            <text:p>85</text:p>
          </table:table-cell>
          <table:table-cell office:value-type="date" office:date-value="2019-10-13T04:03:59" calcext:value-type="date">
            <text:p>2019-10-13 04:03:59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08</text:p>
          </table:table-cell>
          <table:table-cell table:formula="of:=RANDBETWEEN(5;120)" office:value-type="float" office:value="119" calcext:value-type="float">
            <text:p>119</text:p>
          </table:table-cell>
          <table:table-cell office:value-type="date" office:date-value="2019-09-03T14:02:24" calcext:value-type="date">
            <text:p>2019-09-03 14:02:24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.3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10-03T11:21:33" calcext:value-type="date">
            <text:p>2019-10-03 11:21:33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27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08-07T04:06:36" calcext:value-type="date">
            <text:p>2019-08-07 04:06:36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47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09-17T09:03:17" calcext:value-type="date">
            <text:p>2019-09-17 09:03:17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23</text:p>
          </table:table-cell>
          <table:table-cell table:formula="of:=RANDBETWEEN(5;120)" office:value-type="float" office:value="79" calcext:value-type="float">
            <text:p>79</text:p>
          </table:table-cell>
          <table:table-cell office:value-type="date" office:date-value="2019-10-04T06:49:46" calcext:value-type="date">
            <text:p>2019-10-04 06:49:46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452987" calcext:value-type="float">
            <text:p>4529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.19</text:p>
          </table:table-cell>
          <table:table-cell table:formula="of:=RANDBETWEEN(5;120)" office:value-type="float" office:value="21" calcext:value-type="float">
            <text:p>21</text:p>
          </table:table-cell>
          <table:table-cell office:value-type="date" office:date-value="2019-10-22T06:20:51" calcext:value-type="date">
            <text:p>2019-10-22 06:20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634892" calcext:value-type="float">
            <text:p>6348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2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9-29T03:23:24" calcext:value-type="date">
            <text:p>2019-09-29 03:23:2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.04</text:p>
          </table:table-cell>
          <table:table-cell table:formula="of:=RANDBETWEEN(5;120)" office:value-type="float" office:value="48" calcext:value-type="float">
            <text:p>48</text:p>
          </table:table-cell>
          <table:table-cell office:value-type="date" office:date-value="2019-11-15T08:09:16" calcext:value-type="date">
            <text:p>2019-11-15 08:09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265890" calcext:value-type="float">
            <text:p>2658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29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7-25T14:04:58" calcext:value-type="date">
            <text:p>2019-07-25 14:04:58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87</text:p>
          </table:table-cell>
          <table:table-cell table:formula="of:=RANDBETWEEN(5;120)" office:value-type="float" office:value="39" calcext:value-type="float">
            <text:p>39</text:p>
          </table:table-cell>
          <table:table-cell office:value-type="date" office:date-value="2019-10-19T11:51:42" calcext:value-type="date">
            <text:p>2019-10-19 11:51:4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6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08-06T23:24:35" calcext:value-type="date">
            <text:p>2019-08-06 23:24:3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32</text:p>
          </table:table-cell>
          <table:table-cell table:formula="of:=RANDBETWEEN(5;120)" office:value-type="float" office:value="38" calcext:value-type="float">
            <text:p>38</text:p>
          </table:table-cell>
          <table:table-cell office:value-type="date" office:date-value="2019-10-11T11:45:03" calcext:value-type="date">
            <text:p>2019-10-11 11:45:03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3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9-17T21:46:05" calcext:value-type="date">
            <text:p>2019-09-17 21:46:0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float" office:value="452987" calcext:value-type="float">
            <text:p>4529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.57</text:p>
          </table:table-cell>
          <table:table-cell table:formula="of:=RANDBETWEEN(5;120)" office:value-type="float" office:value="85" calcext:value-type="float">
            <text:p>85</text:p>
          </table:table-cell>
          <table:table-cell office:value-type="date" office:date-value="2019-10-13T15:10:45" calcext:value-type="date">
            <text:p>2019-10-13 15:10:45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634892" calcext:value-type="float">
            <text:p>6348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05</text:p>
          </table:table-cell>
          <table:table-cell table:formula="of:=RANDBETWEEN(5;120)" office:value-type="float" office:value="33" calcext:value-type="float">
            <text:p>33</text:p>
          </table:table-cell>
          <table:table-cell office:value-type="date" office:date-value="2019-09-10T07:35:59" calcext:value-type="date">
            <text:p>2019-09-10 07:35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.3</text:p>
          </table:table-cell>
          <table:table-cell table:formula="of:=RANDBETWEEN(5;120)" office:value-type="float" office:value="38" calcext:value-type="float">
            <text:p>38</text:p>
          </table:table-cell>
          <table:table-cell office:value-type="date" office:date-value="2019-07-22T14:10:12" calcext:value-type="date">
            <text:p>2019-07-22 14:10:1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65890" calcext:value-type="float">
            <text:p>2658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63</text:p>
          </table:table-cell>
          <table:table-cell table:formula="of:=RANDBETWEEN(5;120)" office:value-type="float" office:value="93" calcext:value-type="float">
            <text:p>93</text:p>
          </table:table-cell>
          <table:table-cell office:value-type="date" office:date-value="2019-07-09T11:15:53" calcext:value-type="date">
            <text:p>2019-07-09 11:15:5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8-14T07:11:36" calcext:value-type="date">
            <text:p>2019-08-14 07:11:36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39</text:p>
          </table:table-cell>
          <table:table-cell table:formula="of:=RANDBETWEEN(5;120)" office:value-type="float" office:value="74" calcext:value-type="float">
            <text:p>74</text:p>
          </table:table-cell>
          <table:table-cell office:value-type="date" office:date-value="2019-08-08T21:00:53" calcext:value-type="date">
            <text:p>2019-08-08 21:00:53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09-03T16:05:59" calcext:value-type="date">
            <text:p>2019-09-03 16:05:59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.83</text:p>
          </table:table-cell>
          <table:table-cell table:formula="of:=RANDBETWEEN(5;120)" office:value-type="float" office:value="13" calcext:value-type="float">
            <text:p>13</text:p>
          </table:table-cell>
          <table:table-cell office:value-type="date" office:date-value="2019-08-31T12:24:39" calcext:value-type="date">
            <text:p>2019-08-31 12:24:39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float" office:value="634892" calcext:value-type="float">
            <text:p>63489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.49</text:p>
          </table:table-cell>
          <table:table-cell table:formula="of:=RANDBETWEEN(5;120)" office:value-type="float" office:value="23" calcext:value-type="float">
            <text:p>23</text:p>
          </table:table-cell>
          <table:table-cell office:value-type="date" office:date-value="2019-10-15T14:27:30" calcext:value-type="date">
            <text:p>2019-10-15 14:27:3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84</text:p>
          </table:table-cell>
          <table:table-cell table:formula="of:=RANDBETWEEN(5;120)" office:value-type="float" office:value="67" calcext:value-type="float">
            <text:p>67</text:p>
          </table:table-cell>
          <table:table-cell office:value-type="date" office:date-value="2019-10-30T15:16:18" calcext:value-type="date">
            <text:p>2019-10-30 15:16:18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265890" calcext:value-type="float">
            <text:p>2658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1.41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9-04T10:06:22" calcext:value-type="date">
            <text:p>2019-09-04 10:06:22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08</text:p>
          </table:table-cell>
          <table:table-cell table:formula="of:=RANDBETWEEN(5;120)" office:value-type="float" office:value="42" calcext:value-type="float">
            <text:p>42</text:p>
          </table:table-cell>
          <table:table-cell office:value-type="date" office:date-value="2019-07-21T09:09:07" calcext:value-type="date">
            <text:p>2019-07-21 09:09:07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9</text:p>
          </table:table-cell>
          <table:table-cell table:formula="of:=RANDBETWEEN(5;120)" office:value-type="float" office:value="105" calcext:value-type="float">
            <text:p>105</text:p>
          </table:table-cell>
          <table:table-cell office:value-type="date" office:date-value="2019-09-22T00:35:51" calcext:value-type="date">
            <text:p>2019-09-22 00:35:51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</text:p>
          </table:table-cell>
          <table:table-cell table:formula="of:=RANDBETWEEN(5;120)" office:value-type="float" office:value="83" calcext:value-type="float">
            <text:p>83</text:p>
          </table:table-cell>
          <table:table-cell office:value-type="date" office:date-value="2019-11-04T07:55:20" calcext:value-type="date">
            <text:p>2019-11-04 07:55:20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1</text:p>
          </table:table-cell>
          <table:table-cell table:formula="of:=RANDBETWEEN(5;120)" office:value-type="float" office:value="42" calcext:value-type="float">
            <text:p>42</text:p>
          </table:table-cell>
          <table:table-cell office:value-type="date" office:date-value="2019-06-03T23:19:03" calcext:value-type="date">
            <text:p>2019-06-03 23:19:03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2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10-13T18:34:36" calcext:value-type="date">
            <text:p>2019-10-13 18:34:36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452987" calcext:value-type="float">
            <text:p>452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3</text:p>
          </table:table-cell>
          <table:table-cell table:formula="of:=RANDBETWEEN(5;120)" office:value-type="float" office:value="82" calcext:value-type="float">
            <text:p>82</text:p>
          </table:table-cell>
          <table:table-cell office:value-type="date" office:date-value="2019-06-29T09:49:04" calcext:value-type="date">
            <text:p>2019-06-29 09:49:04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634892" calcext:value-type="float">
            <text:p>634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4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10-15T16:45:17" calcext:value-type="date">
            <text:p>2019-10-15 16:45:17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5</text:p>
          </table:table-cell>
          <table:table-cell table:formula="of:=RANDBETWEEN(5;120)" office:value-type="float" office:value="53" calcext:value-type="float">
            <text:p>53</text:p>
          </table:table-cell>
          <table:table-cell office:value-type="date" office:date-value="2019-09-30T09:47:52" calcext:value-type="date">
            <text:p>2019-09-30 09:47:52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65890" calcext:value-type="float">
            <text:p>265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6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11-03T07:32:52" calcext:value-type="date">
            <text:p>2019-11-03 07:32:52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7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11-20T12:58:58" calcext:value-type="date">
            <text:p>2019-11-20 12:58:58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8</text:p>
          </table:table-cell>
          <table:table-cell table:formula="of:=RANDBETWEEN(5;120)" office:value-type="float" office:value="12" calcext:value-type="float">
            <text:p>12</text:p>
          </table:table-cell>
          <table:table-cell office:value-type="date" office:date-value="2019-09-12T13:34:58" calcext:value-type="date">
            <text:p>2019-09-12 13:34:58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9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09-26T18:05:36" calcext:value-type="date">
            <text:p>2019-09-26 18:05:36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20</text:p>
          </table:table-cell>
          <table:table-cell table:formula="of:=RANDBETWEEN(5;120)" office:value-type="float" office:value="89" calcext:value-type="float">
            <text:p>89</text:p>
          </table:table-cell>
          <table:table-cell office:value-type="date" office:date-value="2019-09-20T11:01:16" calcext:value-type="date">
            <text:p>2019-09-20 11:01:1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452987" calcext:value-type="float">
            <text:p>4529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21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10-29T19:38:51" calcext:value-type="date">
            <text:p>2019-10-29 19:38:5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452987" calcext:value-type="float">
            <text:p>452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22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07-09T16:21:14" calcext:value-type="date">
            <text:p>2019-07-09 16:21:14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634892" calcext:value-type="float">
            <text:p>634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23</text:p>
          </table:table-cell>
          <table:table-cell table:formula="of:=RANDBETWEEN(5;120)" office:value-type="float" office:value="25" calcext:value-type="float">
            <text:p>25</text:p>
          </table:table-cell>
          <table:table-cell office:value-type="date" office:date-value="2019-11-11T15:54:35" calcext:value-type="date">
            <text:p>2019-11-11 15:54:35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24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11-17T07:07:47" calcext:value-type="date">
            <text:p>2019-11-17 07:07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265890" calcext:value-type="float">
            <text:p>2658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25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9-11T15:52:02" calcext:value-type="date">
            <text:p>2019-09-11 15:52:02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26</text:p>
          </table:table-cell>
          <table:table-cell table:formula="of:=RANDBETWEEN(5;120)" office:value-type="float" office:value="31" calcext:value-type="float">
            <text:p>31</text:p>
          </table:table-cell>
          <table:table-cell office:value-type="date" office:date-value="2019-09-30T12:39:06" calcext:value-type="date">
            <text:p>2019-09-30 12:39:06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27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9-13T13:22:06" calcext:value-type="date">
            <text:p>2019-09-13 13:22:06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8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9-11T01:56:38" calcext:value-type="date">
            <text:p>2019-09-11 01:56:38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29</text:p>
          </table:table-cell>
          <table:table-cell table:formula="of:=RANDBETWEEN(5;120)" office:value-type="float" office:value="75" calcext:value-type="float">
            <text:p>75</text:p>
          </table:table-cell>
          <table:table-cell office:value-type="date" office:date-value="2019-06-28T19:05:01" calcext:value-type="date">
            <text:p>2019-06-28 19:05:01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452987" calcext:value-type="float">
            <text:p>4529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30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8-30T19:08:40" calcext:value-type="date">
            <text:p>2019-08-30 19:08:40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634892" calcext:value-type="float">
            <text:p>6348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31</text:p>
          </table:table-cell>
          <table:table-cell table:formula="of:=RANDBETWEEN(5;120)" office:value-type="float" office:value="71" calcext:value-type="float">
            <text:p>71</text:p>
          </table:table-cell>
          <table:table-cell office:value-type="date" office:date-value="2019-08-25T14:09:22" calcext:value-type="date">
            <text:p>2019-08-25 14:09:2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32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09-11T07:10:57" calcext:value-type="date">
            <text:p>2019-09-11 07:10:57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265890" calcext:value-type="float">
            <text:p>2658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33</text:p>
          </table:table-cell>
          <table:table-cell table:formula="of:=RANDBETWEEN(5;120)" office:value-type="float" office:value="25" calcext:value-type="float">
            <text:p>25</text:p>
          </table:table-cell>
          <table:table-cell office:value-type="date" office:date-value="2019-08-31T14:40:11" calcext:value-type="date">
            <text:p>2019-08-31 14:40:11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65890" calcext:value-type="float">
            <text:p>265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34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09-16T07:06:04" calcext:value-type="date">
            <text:p>2019-09-16 07:06:0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35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11-01T19:27:10" calcext:value-type="date">
            <text:p>2019-11-01 19:27:10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36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09-21T08:37:58" calcext:value-type="date">
            <text:p>2019-09-21 08:37:58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37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6-13T07:24:10" calcext:value-type="date">
            <text:p>2019-06-13 07:24:10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38</text:p>
          </table:table-cell>
          <table:table-cell table:formula="of:=RANDBETWEEN(5;120)" office:value-type="float" office:value="71" calcext:value-type="float">
            <text:p>71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452987" calcext:value-type="float">
            <text:p>4529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39</text:p>
          </table:table-cell>
          <table:table-cell table:formula="of:=RANDBETWEEN(5;120)" office:value-type="float" office:value="100" calcext:value-type="float">
            <text:p>100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634892" calcext:value-type="float">
            <text:p>6348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40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41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265890" calcext:value-type="float">
            <text:p>2658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42</text:p>
          </table:table-cell>
          <table:table-cell table:formula="of:=RANDBETWEEN(5;120)" office:value-type="float" office:value="63" calcext:value-type="float">
            <text:p>63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43</text:p>
          </table:table-cell>
          <table:table-cell table:formula="of:=RANDBETWEEN(5;120)" office:value-type="float" office:value="63" calcext:value-type="float">
            <text:p>63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44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45</text:p>
          </table:table-cell>
          <table:table-cell table:formula="of:=RANDBETWEEN(5;120)" office:value-type="float" office:value="54" calcext:value-type="float">
            <text:p>54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46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452987" calcext:value-type="float">
            <text:p>4529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47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634892" calcext:value-type="float">
            <text:p>6348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48</text:p>
          </table:table-cell>
          <table:table-cell table:formula="of:=RANDBETWEEN(5;120)" office:value-type="float" office:value="118" calcext:value-type="float">
            <text:p>118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49</text:p>
          </table:table-cell>
          <table:table-cell table:formula="of:=RANDBETWEEN(5;120)" office:value-type="float" office:value="94" calcext:value-type="float">
            <text:p>94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float" office:value="265890" calcext:value-type="float">
            <text:p>2658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.50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.51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52</text:p>
          </table:table-cell>
          <table:table-cell table:formula="of:=RANDBETWEEN(5;120)" office:value-type="float" office:value="53" calcext:value-type="float">
            <text:p>53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.53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54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07-05T17:08:27" calcext:value-type="date">
            <text:p>2019-07-05 17:08:27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.55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56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57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06-09T13:31:10" calcext:value-type="date">
            <text:p>2019-06-09 13:31:10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452987" calcext:value-type="float">
            <text:p>4529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59" calcext:value-type="float">
            <text:p>59</text:p>
          </table:table-cell>
          <table:table-cell office:value-type="date" office:date-value="2019-09-22T08:02:18" calcext:value-type="date">
            <text:p>2019-09-22 08:02:18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634892" calcext:value-type="float">
            <text:p>6348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59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09-27T19:27:06" calcext:value-type="date">
            <text:p>2019-09-27 19:27:06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60</text:p>
          </table:table-cell>
          <table:table-cell table:formula="of:=RANDBETWEEN(5;120)" office:value-type="float" office:value="113" calcext:value-type="float">
            <text:p>113</text:p>
          </table:table-cell>
          <table:table-cell office:value-type="date" office:date-value="2019-06-14T02:47:35" calcext:value-type="date">
            <text:p>2019-06-14 02:47:3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265890" calcext:value-type="float">
            <text:p>2658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61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9-26T19:37:25" calcext:value-type="date">
            <text:p>2019-09-26 19:37:25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.62</text:p>
          </table:table-cell>
          <table:table-cell table:formula="of:=RANDBETWEEN(5;120)" office:value-type="float" office:value="116" calcext:value-type="float">
            <text:p>116</text:p>
          </table:table-cell>
          <table:table-cell office:value-type="date" office:date-value="2019-06-16T18:10:02" calcext:value-type="date">
            <text:p>2019-06-16 18:10:02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63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10-19T13:05:41" calcext:value-type="date">
            <text:p>2019-10-19 13:05:41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.64</text:p>
          </table:table-cell>
          <table:table-cell table:formula="of:=RANDBETWEEN(5;120)" office:value-type="float" office:value="119" calcext:value-type="float">
            <text:p>119</text:p>
          </table:table-cell>
          <table:table-cell office:value-type="date" office:date-value="2019-07-13T05:31:22" calcext:value-type="date">
            <text:p>2019-07-13 05:3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.65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7-27T23:07:37" calcext:value-type="date">
            <text:p>2019-07-27 23:07:37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452987" calcext:value-type="float">
            <text:p>4529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.66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7-30T12:22:00" calcext:value-type="date">
            <text:p>2019-07-30 12:22:00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634892" calcext:value-type="float">
            <text:p>6348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7</text:p>
          </table:table-cell>
          <table:table-cell table:formula="of:=RANDBETWEEN(5;120)" office:value-type="float" office:value="69" calcext:value-type="float">
            <text:p>69</text:p>
          </table:table-cell>
          <table:table-cell office:value-type="date" office:date-value="2019-06-23T00:20:00" calcext:value-type="date">
            <text:p>2019-06-23 00:20:00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.68</text:p>
          </table:table-cell>
          <table:table-cell table:formula="of:=RANDBETWEEN(5;120)" office:value-type="float" office:value="100" calcext:value-type="float">
            <text:p>100</text:p>
          </table:table-cell>
          <table:table-cell office:value-type="date" office:date-value="2019-09-06T05:42:39" calcext:value-type="date">
            <text:p>2019-09-06 05:42:3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65890" calcext:value-type="float">
            <text:p>2658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.69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07-16T14:49:25" calcext:value-type="date">
            <text:p>2019-07-16 14:49:25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70</text:p>
          </table:table-cell>
          <table:table-cell table:formula="of:=RANDBETWEEN(5;120)" office:value-type="float" office:value="31" calcext:value-type="float">
            <text:p>31</text:p>
          </table:table-cell>
          <table:table-cell office:value-type="date" office:date-value="2019-06-30T07:53:48" calcext:value-type="date">
            <text:p>2019-06-30 07:53:48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.71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07-31T12:54:38" calcext:value-type="date">
            <text:p>2019-07-31 12:54:38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2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06-29T02:22:31" calcext:value-type="date">
            <text:p>2019-06-29 02:22:31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73</text:p>
          </table:table-cell>
          <table:table-cell table:formula="of:=RANDBETWEEN(5;120)" office:value-type="float" office:value="74" calcext:value-type="float">
            <text:p>74</text:p>
          </table:table-cell>
          <table:table-cell office:value-type="date" office:date-value="2019-08-10T15:55:10" calcext:value-type="date">
            <text:p>2019-08-10 15:55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452987" calcext:value-type="float">
            <text:p>45298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74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06-01T06:41:23" calcext:value-type="date">
            <text:p>2019-06-01 06:41:23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float" office:value="634892" calcext:value-type="float">
            <text:p>6348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75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07-06T13:57:53" calcext:value-type="date">
            <text:p>2019-07-06 13:57:53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76</text:p>
          </table:table-cell>
          <table:table-cell table:formula="of:=RANDBETWEEN(5;120)" office:value-type="float" office:value="68" calcext:value-type="float">
            <text:p>68</text:p>
          </table:table-cell>
          <table:table-cell office:value-type="date" office:date-value="2019-07-14T06:44:26" calcext:value-type="date">
            <text:p>2019-07-14 06:44:2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265890" calcext:value-type="float">
            <text:p>2658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77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6-30T18:53:06" calcext:value-type="date">
            <text:p>2019-06-30 18:53:06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78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10-25T05:30:51" calcext:value-type="date">
            <text:p>2019-10-25 05:30:51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79</text:p>
          </table:table-cell>
          <table:table-cell table:formula="of:=RANDBETWEEN(5;120)" office:value-type="float" office:value="118" calcext:value-type="float">
            <text:p>118</text:p>
          </table:table-cell>
          <table:table-cell office:value-type="date" office:date-value="2019-08-27T15:45:29" calcext:value-type="date">
            <text:p>2019-08-27 15:45:29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80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6-12T04:24:04" calcext:value-type="date">
            <text:p>2019-06-12 04:24:04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81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9-12T21:39:09" calcext:value-type="date">
            <text:p>2019-09-12 21:39:09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452987" calcext:value-type="float">
            <text:p>4529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82</text:p>
          </table:table-cell>
          <table:table-cell table:formula="of:=RANDBETWEEN(5;120)" office:value-type="float" office:value="79" calcext:value-type="float">
            <text:p>79</text:p>
          </table:table-cell>
          <table:table-cell office:value-type="date" office:date-value="2019-07-20T19:23:51" calcext:value-type="date">
            <text:p>2019-07-20 19:23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float" office:value="634892" calcext:value-type="float">
            <text:p>6348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83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10-22T08:49:42" calcext:value-type="date">
            <text:p>2019-10-22 08:49:42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84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11-08T08:34:16" calcext:value-type="date">
            <text:p>2019-11-08 08:34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float" office:value="265890" calcext:value-type="float">
            <text:p>2658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85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7-06T23:30:09" calcext:value-type="date">
            <text:p>2019-07-06 23:30:09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86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08-11T14:39:12" calcext:value-type="date">
            <text:p>2019-08-11 14:39:1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87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11-07T20:24:05" calcext:value-type="date">
            <text:p>2019-11-07 20:24:0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88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10-11T14:44:48" calcext:value-type="date">
            <text:p>2019-10-11 14:44:48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.89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10-03T09:50:25" calcext:value-type="date">
            <text:p>2019-10-03 09:50:2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float" office:value="452987" calcext:value-type="float">
            <text:p>4529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.90</text:p>
          </table:table-cell>
          <table:table-cell table:formula="of:=RANDBETWEEN(5;120)" office:value-type="float" office:value="35" calcext:value-type="float">
            <text:p>35</text:p>
          </table:table-cell>
          <table:table-cell office:value-type="date" office:date-value="2019-09-25T17:51:22" calcext:value-type="date">
            <text:p>2019-09-25 17:5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634892" calcext:value-type="float">
            <text:p>6348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.91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06-16T01:56:37" calcext:value-type="date">
            <text:p>2019-06-16 01:56:37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.92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9-05T13:01:49" calcext:value-type="date">
            <text:p>2019-09-05 13:01:49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265890" calcext:value-type="float">
            <text:p>2658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9-01T05:18:43" calcext:value-type="date">
            <text:p>2019-09-01 05:18:4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8-30T11:16:31" calcext:value-type="date">
            <text:p>2019-08-30 11:16:31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.95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10-20T10:05:24" calcext:value-type="date">
            <text:p>2019-10-20 10:05:24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96</text:p>
          </table:table-cell>
          <table:table-cell table:formula="of:=RANDBETWEEN(5;120)" office:value-type="float" office:value="66" calcext:value-type="float">
            <text:p>66</text:p>
          </table:table-cell>
          <table:table-cell office:value-type="date" office:date-value="2019-11-11T00:03:23" calcext:value-type="date">
            <text:p>2019-11-11 00:03:2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97</text:p>
          </table:table-cell>
          <table:table-cell table:formula="of:=RANDBETWEEN(5;120)" office:value-type="float" office:value="7" calcext:value-type="float">
            <text:p>7</text:p>
          </table:table-cell>
          <table:table-cell office:value-type="date" office:date-value="2019-08-14T11:46:54" calcext:value-type="date">
            <text:p>2019-08-14 11:46:54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452987" calcext:value-type="float">
            <text:p>4529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98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10-30T21:31:15" calcext:value-type="date">
            <text:p>2019-10-30 21:31:15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634892" calcext:value-type="float">
            <text:p>634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9</text:p>
          </table:table-cell>
          <table:table-cell table:formula="of:=RANDBETWEEN(5;120)" office:value-type="float" office:value="116" calcext:value-type="float">
            <text:p>116</text:p>
          </table:table-cell>
          <table:table-cell office:value-type="date" office:date-value="2019-08-18T13:31:57" calcext:value-type="date">
            <text:p>2019-08-18 13:31:57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0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11-13T08:34:37" calcext:value-type="date">
            <text:p>2019-11-13 08:34:3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65890" calcext:value-type="float">
            <text:p>265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01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07-19T15:20:00" calcext:value-type="date">
            <text:p>2019-07-19 15:20:00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02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10-14T20:54:00" calcext:value-type="date">
            <text:p>2019-10-14 20:54:0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03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7-30T21:29:59" calcext:value-type="date">
            <text:p>2019-07-30 21:29:59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04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8-24T13:30:11" calcext:value-type="date">
            <text:p>2019-08-24 13:30:11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05</text:p>
          </table:table-cell>
          <table:table-cell table:formula="of:=RANDBETWEEN(5;120)" office:value-type="float" office:value="106" calcext:value-type="float">
            <text:p>106</text:p>
          </table:table-cell>
          <table:table-cell office:value-type="date" office:date-value="2019-08-07T15:36:56" calcext:value-type="date">
            <text:p>2019-08-07 15:36:56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452987" calcext:value-type="float">
            <text:p>4529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06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06-21T13:29:55" calcext:value-type="date">
            <text:p>2019-06-21 13:29:5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634892" calcext:value-type="float">
            <text:p>6348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07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28T19:12:40" calcext:value-type="date">
            <text:p>2019-08-28 19:12:40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08</text:p>
          </table:table-cell>
          <table:table-cell table:formula="of:=RANDBETWEEN(5;120)" office:value-type="float" office:value="86" calcext:value-type="float">
            <text:p>86</text:p>
          </table:table-cell>
          <table:table-cell office:value-type="date" office:date-value="2019-06-19T06:18:44" calcext:value-type="date">
            <text:p>2019-06-19 06:18:44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65890" calcext:value-type="float">
            <text:p>2658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09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8-12T14:57:41" calcext:value-type="date">
            <text:p>2019-08-12 14:57:41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10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8-05T00:48:45" calcext:value-type="date">
            <text:p>2019-08-05 00:48:45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111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06-16T22:25:58" calcext:value-type="date">
            <text:p>2019-06-16 22:25:58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112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07-11T03:42:37" calcext:value-type="date">
            <text:p>2019-07-11 03:42:3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113</text:p>
          </table:table-cell>
          <table:table-cell table:formula="of:=RANDBETWEEN(5;120)" office:value-type="float" office:value="106" calcext:value-type="float">
            <text:p>106</text:p>
          </table:table-cell>
          <table:table-cell office:value-type="date" office:date-value="2019-10-02T13:09:26" calcext:value-type="date">
            <text:p>2019-10-02 13:09:2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452987" calcext:value-type="float">
            <text:p>4529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114</text:p>
          </table:table-cell>
          <table:table-cell table:formula="of:=RANDBETWEEN(5;120)" office:value-type="float" office:value="65" calcext:value-type="float">
            <text:p>65</text:p>
          </table:table-cell>
          <table:table-cell office:value-type="date" office:date-value="2019-06-03T20:50:16" calcext:value-type="date">
            <text:p>2019-06-03 20:50:1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634892" calcext:value-type="float">
            <text:p>6348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115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08-08T06:35:57" calcext:value-type="date">
            <text:p>2019-08-08 06:35:5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116</text:p>
          </table:table-cell>
          <table:table-cell table:formula="of:=RANDBETWEEN(5;120)" office:value-type="float" office:value="49" calcext:value-type="float">
            <text:p>49</text:p>
          </table:table-cell>
          <table:table-cell office:value-type="date" office:date-value="2019-11-16T23:58:37" calcext:value-type="date">
            <text:p>2019-11-16 23:58:37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265890" calcext:value-type="float">
            <text:p>2658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117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9-12T10:28:32" calcext:value-type="date">
            <text:p>2019-09-12 10:28:32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118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6-06T01:53:12" calcext:value-type="date">
            <text:p>2019-06-06 01:53:1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119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120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121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634892" calcext:value-type="float">
            <text:p>634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122</text:p>
          </table:table-cell>
          <table:table-cell table:formula="of:=RANDBETWEEN(5;120)" office:value-type="float" office:value="5" calcext:value-type="float">
            <text:p>5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452987" calcext:value-type="float">
            <text:p>4529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123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34892" calcext:value-type="float">
            <text:p>634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24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125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65890" calcext:value-type="float">
            <text:p>2658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26</text:p>
          </table:table-cell>
          <table:table-cell table:formula="of:=RANDBETWEEN(5;120)" office:value-type="float" office:value="23" calcext:value-type="float">
            <text:p>23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127</text:p>
          </table:table-cell>
          <table:table-cell table:formula="of:=RANDBETWEEN(5;120)" office:value-type="float" office:value="98" calcext:value-type="float">
            <text:p>98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128</text:p>
          </table:table-cell>
          <table:table-cell table:formula="of:=RANDBETWEEN(5;120)" office:value-type="float" office:value="42" calcext:value-type="float">
            <text:p>42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129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130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452987" calcext:value-type="float">
            <text:p>452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131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452987" calcext:value-type="float">
            <text:p>4529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132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634892" calcext:value-type="float">
            <text:p>6348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133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134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265890" calcext:value-type="float">
            <text:p>2658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135</text:p>
          </table:table-cell>
          <table:table-cell table:formula="of:=RANDBETWEEN(5;120)" office:value-type="float" office:value="98" calcext:value-type="float">
            <text:p>98</text:p>
          </table:table-cell>
          <table:table-cell office:value-type="date" office:date-value="2019-07-05T17:08:27" calcext:value-type="date">
            <text:p>2019-07-05 17:08:27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136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137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138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6-09T13:31:10" calcext:value-type="date">
            <text:p>2019-06-09 13:31:10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47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</table:table>
      <table:table table:name="unite" table:style-name="ta1">
        <table:table-column table:style-name="co2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mme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e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 style:data-style-name="N2" text:time-value="11:47:22.38081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6:58.099231138</meta:creation-date>
    <dc:date>2019-11-21T11:55:41.618649784</dc:date>
    <meta:editing-duration>PT48M57S</meta:editing-duration>
    <meta:editing-cycles>18</meta:editing-cycles>
    <meta:generator>LibreOffice/5.2.7.2$Linux_x86 LibreOffice_project/20m0$Build-2</meta:generator>
    <meta:document-statistic meta:table-count="14" meta:cell-count="2704" meta:object-count="0"/>
    <meta:user-defined meta:name="qrichtext">1</meta:user-defined>
  </office:meta>
</office:document-meta>
</file>